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tyle>
    <style:style style:name="T1" style:family="text">
      <style:text-properties style:text-underline-style="none"/>
    </style:style>
    <style:style style:name="fr1" style:family="graphic" style:parent-style-name="OLE">
      <style:graphic-properties style:horizontal-pos="center" style:horizontal-rel="paragraph" draw:ole-draw-aspect="1" draw:visible-area-top="0in" draw:visible-area-width="6.8941in" draw:visible-area-height="8.5382in"/>
    </style:style>
    <style:style style:name="fr2" style:family="graphic" style:parent-style-name="OLE">
      <style:graphic-properties style:vertical-pos="top" style:vertical-rel="paragraph" style:horizontal-pos="center" style:horizontal-rel="paragraph" draw:ole-draw-aspect="1" draw:visible-area-top="0in" draw:visible-area-width="7.4102in" draw:visible-area-height="8.279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raw:frame draw:style-name="fr1" draw:name="Objeto1" text:anchor-type="paragraph" svg:width="6.8937in" svg:height="8.5374in" draw:z-index="0"><draw:object-ole xlink:href="./Object 1" xlink:type="simple" xlink:show="embed" xlink:actuate="onLoad"/><draw:image xlink:href="./ObjectReplacements/Object 1" xlink:type="simple" xlink:show="embed" xlink:actuate="onLoad"/></draw:frame>FSM Cache</text:p>
      <text:p text:style-name="P1"/>
      <text:p text:style-name="P2">This diagram shows the state transitions for the cache. Any cache line for an address starts in the <text:soft-page-break/>Invalid state. If the cache receives a shared read from the processor, it transitions to “Waiting for Shared Read Response” and forwards the request to the home memory; if it receives an exclusive read instead, it transitions to “Waiting for Exclusive Read Response.” In addition, if the cache receives an intervention, it sends an ack to the requester and a transfer to the directory. The type of the ack and the transfer will be dependent upon whether or not a shared intervention is received or an exclusive intervention is received.</text:p>
      <text:p text:style-name="P2"/>
      <text:p text:style-name="P2">Once the cache transitions to the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 It is also possible, while in “Clean Exclusive,” to receive an exclusive read request, in which case the cache would transition to “Dirty Exclusive.”</text:p>
      <text:p text:style-name="P2"/>
      <text:p text:style-name="P2">However, if a cache receives a speculative reply or a shared response/ack in this state, then it would transition to “Waiting for Shared Response/Ack” or “Shared Waiting for Speculative Reply,” respectively. Receiving either of these messages mean that the directory block state was Exclusive and that the requester needs to wait for both messages before it can transition to the Shared state. However, it is possible to get a nak from the previous owner while in the “Waiting for Shared Response/Ack” state, in which case, the cache has to start all over and resend the request.</text:p>
      <text:p text:style-name="P2"/>
      <text:p text:style-name="P2">In the Shared state, if the cache receives an invalidate from the directory, the cache would have to invalidate the cache block, send a shared ack to the directory, and transition to the Invalidate state. It is also possible to receive an exclusive read request from the processor in this state, whereas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 If the cache receives a nak in “Waiting for Exclusive Read Response,” the directory could not fulfill the request and the cache must resend its request. Typically, the cache would receive an exclusive reply in this state and transition to “Dirty Exclusive.”</text:p>
      <text:p text:style-name="P2"/>
      <text:p text:style-name="P2"/>
      <text:p text:style-name="P1"><draw:frame draw:style-name="fr2" draw:name="Objeto2" text:anchor-type="paragraph" svg:width="7.4098in" svg:height="8.2791in" draw:z-index="1"><draw:object-ole xlink:href="./Object 2" xlink:type="simple" xlink:show="embed" xlink:actuate="onLoad"/><draw:image xlink:href="./ObjectReplacements/Object 2" xlink:type="simple" xlink:show="embed" xlink:actuate="onLoad"/></draw:frame><text:soft-page-break/>Scenarios When Transitioning into “Waiting for K Invalidates, J Invalidates Received So Far”</text:p>
      <text:p text:style-name="P2"/>
      <text:p text:style-name="P2">However, if there were any sharers when the cache requested exclusive read, the cache would receive an exclusive reply with invalidates pending or an invalidate ack and transition to “Waiting for K Invalidates, J Invalidates Received So Far.” The reason that an exclusive reply with invalidates pending <text:soft-page-break/>or an invalidate ack could be received from the “Waiting for Exclusive Read Response” state is illustrated above. The exclusive reply with invalidates pending and invalidations are sent at the same time to the requester and the sharers, respectively, in both scenarios. In the expected case, scenario 1, the exclusive reply with invalidates pending would arrive at the requester before any invalidate acks. However, if any sharers are on the same node as the directory, it can receive its invalidate before the exclusive reply with invalidates pending arrives at the requester. The sharer would then send an invalidate ack to the requester. Since the invalidate ack has to traverse the network, there is no guarantee that the exclusive reply with invalidates pending would arrive first. Therefore, the requester has to prepare for both scenarios by transitioning into the “Waiting for K Invalidates, J Invalidates Received So Far” state on the arrival of either types of messages. In this state, the cache waits for the arrival of invalidate acks and/or exclusive reply with invalidates pending and <text:s/>transitions to “Dirty Exclusive” only when all invalidate acks and the exclusive reply with invalidates pending have been received. It is also possible to receive an intervention while in this <text:span text:style-name="T1">state,</text:span> when the cache would have to respond with a nak to the directory and a nak to the requester.</text:p>
      <text:p text:style-name="P2"/>
      <text:p text:style-name="P2">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re the cache would have to start over by resending its request to the directory.</text:p>
      <text:p text:style-name="P2"/>
      <text:p text:style-name="P2">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
      <text:p text:style-name="P2">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16T16:08:37.67</meta:creation-date>
    <dc:date>2011-01-24T14:37:35.74</dc:date>
    <dc:creator>Eric Chang</dc:creator>
    <meta:editing-duration>PT08H50M27S</meta:editing-duration>
    <meta:editing-cycles>29</meta:editing-cycles>
    <meta:generator>OpenOffice.org/3.2$Win32 OpenOffice.org_project/320m18$Build-9502</meta:generator>
    <meta:printed-by>Eric Chang</meta:printed-by>
    <meta:print-date>2011-01-24T13:54:53.01</meta:print-date>
    <meta:document-statistic meta:table-count="0" meta:image-count="0" meta:object-count="2" meta:page-count="4" meta:paragraph-count="10" meta:word-count="1132" meta:character-count="6791"/>
  </office:meta>
</office:document-meta>
</file>